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Preformatted_20_Text">
      <style:text-properties fo:font-weight="bold"/>
    </style:style>
    <style:style style:name="P3" style:family="paragraph" style:parent-style-name="Preformatted_20_Text">
      <style:paragraph-properties fo:margin-top="0cm" fo:margin-bottom="0.499cm" loext:contextual-spacing="false"/>
      <style:text-properties fo:font-weight="bold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Setup for use of parallel port under Python</text:h>
      <text:p text:style-name="Text_20_body">Update August 2104: a Linux live DVD is now available to allow one to experiment and use the programs presented here without installation to one's computer.</text:p>
      <text:p text:style-name="Text_20_body">See <text:a xlink:type="simple" xlink:href="http://www.bristolwatch.com/debian/index.htm" text:style-name="Internet_20_link" text:visited-style-name="Visited_20_Internet_20_Link">Live Linux Distro for Using Printer Port with Electronics</text:a></text:p>
      <text:p text:style-name="Text_20_body">Check to see if /dev/parport0 exists with your file manager. If it isn't there then "sudo modprobe ppdev". This is default with most 2.6 and later Linux kernels. Now it should be present.</text:p>
      <text:p text:style-name="Text_20_body">To have ppdev loaded on bootup (if you had to load it) do the following with your favorite text editor:</text:p>
      <text:p text:style-name="Text_20_body"><text:span text:style-name="Source_20_Text">$ sudo leafpad /etc/module </text:span></text:p>
      <text:p text:style-name="Text_20_body">Add "ppdev" save and close.</text:p>
      <text:p text:style-name="Text_20_body">Next we must gain access to the parallel port by removing module lp:</text:p>
      <text:p text:style-name="Text_20_body"><text:span text:style-name="Source_20_Text">$ sudo rmmod lp </text:span></text:p>
      <text:p text:style-name="Text_20_body">Open the following with a text editor such as leafpad: </text:p>
      <text:p text:style-name="Text_20_body"><text:span text:style-name="Source_20_Text">$ sudo leafpad /etc/rc.local</text:span></text:p>
      <text:p text:style-name="Text_20_body">Add before 0: "<text:span text:style-name="T1">rmmod lp</text:span>" save and close.</text:p>
      <text:p text:style-name="Text_20_body">That will remove module lp on bootup.</text:p>
      <text:p text:style-name="Text_20_body">Next one will still need to be a member group lp if it's there:</text:p>
      <text:p text:style-name="Text_20_body"><text:span text:style-name="Source_20_Text">$ sudo adduser whoever lp </text:span></text:p>
      <text:p text:style-name="Text_20_body">Even if the module is removed to allow access to the parallel port one must still be a member of group lp or operate as root.</text:p>
      <text:p text:style-name="Text_20_body">Reboot the machine log back in.</text:p>
      <text:h text:style-name="Heading_20_2" text:outline-level="2">Issues with the software</text:h>
      <text:p text:style-name="Text_20_body">First issue is when pyparallel-0.2.zip is downloaded from www.sourceforge.com and unzipped the install will fail.</text:p>
      <text:p text:style-name="Text_20_body">The software is just plain screwed. I managed to find the correct setup file elsewhere and got it to work and include that in my corrected version for download from my website. Do the following from a terminal (must have internet connection):</text:p>
      <text:p text:style-name="Text_20_body"><text:span text:style-name="Source_20_Text">$ mkdir pport </text:span><text:line-break/><text:span text:style-name="Source_20_Text">$ cd pport </text:span><text:line-break/><text:span text:style-name="Source_20_Text">$ wget http://www.bristolwatch.com/pport/tar/pport.tar.gz </text:span><text:line-break/><text:span text:style-name="Source_20_Text">$ tar -zxvpf pport.tar.gz </text:span></text:p>
      <text:p text:style-name="Text_20_body">Then:</text:p>
      <text:p text:style-name="Text_20_body"><text:span text:style-name="Source_20_Text">$sudo python setup1.py install </text:span></text:p>
      <text:h text:style-name="Heading_20_2" text:outline-level="2"><text:soft-page-break/>Short Introduction</text:h>
      <text:p text:style-name="P1">Note the PC port doesn't include a 5-volt power supply and one must use an external supply. Don't exceed 5 volts!</text:p>
      <text:p text:style-name="Text_20_body">With the 8 LEDs connected start python on the command line and enter the following:</text:p>
      <text:p text:style-name="Preformatted_20_Text"/>
      <text:p text:style-name="P2">&gt;&gt;&gt; import parallel</text:p>
      <text:p text:style-name="P2">&gt;&gt;&gt; p = parallel.Parallel() <text:s text:c="4"/>#open LPT1</text:p>
      <text:p text:style-name="P3">&gt;&gt;&gt; p.setData(0x55)</text:p>
      <text:p text:style-name="Text_20_body">Assuming one has 8 LEDs connected to the data port pins 2-9 (through a resistor to ground) 4 LEDs should be on. (D0, D2, D4, D6) The data port value can be from 0 to 255 but will be in binary format on the LEDs.</text:p>
      <text:p text:style-name="Text_20_body">It's easy to use idle for python programming if one is using Debian. Ubuntu, etc. Otherwise open the following with a text editor such as leafpad or beaver:</text:p>
      <text:p text:style-name="Text_20_body"><text:span text:style-name="Source_20_Text">$ leafpad count.py </text:span></text:p>
      <text:p text:style-name="Text_20_body">This will produce an empty file - copy and past the following code then save as count.py in the pport directory you created earlier:</text:p>
      <text:p text:style-name="Preformatted_20_Text"/>
      <text:p text:style-name="P2">#!/usr/bin/env python</text:p>
      <text:p text:style-name="Preformatted_20_Text"/>
      <text:p text:style-name="P2">import parallel</text:p>
      <text:p text:style-name="P2">import time</text:p>
      <text:p text:style-name="Preformatted_20_Text"/>
      <text:p text:style-name="P2">p = parallel.Parallel()</text:p>
      <text:p text:style-name="Preformatted_20_Text"/>
      <text:p text:style-name="P2"># Count 0-255 binary on 8 LEDs </text:p>
      <text:p text:style-name="Preformatted_20_Text"/>
      <text:p text:style-name="P2">for var in range(0,256):</text:p>
      <text:p text:style-name="Preformatted_20_Text"><text:s text:c="4"/><text:span text:style-name="T1">p.setData(var)</text:span></text:p>
      <text:p text:style-name="Preformatted_20_Text"><text:s text:c="4"/><text:span text:style-name="T1">print var</text:span></text:p>
      <text:p text:style-name="Preformatted_20_Text"><text:s text:c="4"/><text:span text:style-name="T1">time.sleep(.5) #delay 500 mSec.</text:span></text:p>
      <text:p text:style-name="Preformatted_20_Text"/>
      <text:p text:style-name="P2">p.setData(0x00) # turn LEDs off</text:p>
      <text:p text:style-name="Preformatted_20_Text"><text:s text:c="4"/></text:p>
      <text:p text:style-name="P2">print "Good by!"</text:p>
      <text:p text:style-name="Preformatted_20_Text"/>
      <text:p text:style-name="P3">exit </text:p>
      <text:p text:style-name="Text_20_body">Save and exit the editor. </text:p>
      <text:p text:style-name="Text_20_body">Type "<text:span text:style-name="T1">ls</text:span>" and make sure the file count.py can be seen. Then type the following:</text:p>
      <text:p text:style-name="Text_20_body"><text:span text:style-name="Source_20_Text">$ python count.py </text:span></text:p>
      <text:p text:style-name="Text_20_body">The program will print the count from 0 to 255 on the terminal and display the value in binary on the 8 LEDs. When reaching 255 the program will turn all the LEDs off, print "Good by!" and exit the program.</text:p>
      <text:p text:style-name="Text_20_body">Notice the first line "<text:span text:style-name="T1">#!/usr/bin/env python</text:span>". This tells the system to execute the file using python. To do that we must make file count.py executable:</text:p>
      <text:p text:style-name="Text_20_body"><text:soft-page-break/><text:span text:style-name="Source_20_Text">$ chmod +x count.py </text:span></text:p>
      <text:p text:style-name="Text_20_body">Now one doesn't have type python simply:</text:p>
      <text:p text:style-name="Text_20_body"><text:span text:style-name="Source_20_Text">$ ./count.py </text:span></text:p>
      <text:p text:style-name="Text_20_body">One can even rename the file count.py to leave off the .py:</text:p>
      <text:p text:style-name="Text_20_body"><text:span text:style-name="Source_20_Text">$ mv count.py count </text:span></text:p>
      <text:p text:style-name="Text_20_body">Then type <text:span text:style-name="T1">./count</text:span> and it will work as before.</text:p>
      <text:p text:style-name="Text_20_body">If one wants to execute "count" anywhere do the following:</text:p>
      <text:p text:style-name="Text_20_body"><text:span text:style-name="Source_20_Text">$ sudo mv count /usr/local/bin </text:span></text:p>
      <text:p text:style-name="Text_20_body">Then type "count" on any terminal and the program will ru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8:56:48.087031497</meta:creation-date>
    <dc:date>2016-09-25T19:13:52.862591297</dc:date>
    <meta:editing-duration>PT59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3" meta:paragraph-count="60" meta:word-count="620" meta:character-count="3505" meta:non-whitespace-character-count="2906"/>
  </office:meta>
</office:document-meta>
</file>